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363cm" svg:height="2.132cm" svg:x="14.9cm" svg:y="24.6cm">
          <draw:text-box>
            <text:p><text:span text:style-name="T1">Create plots</text:span></text:p>
            <text:p><text:span text:style-name="T1">Plot predictions</text:span></text:p>
            <text:p><text:span text:style-name="T1">Create raster</text:span></text:p>
          </draw:text-box>
        </draw:frame>
        <draw:frame draw:style-name="gr9" draw:text-style-name="P3" draw:layer="layout" svg:width="5.277cm" svg:height="0.878cm" svg:x="3.5cm" svg:y="6cm">
          <draw:text-box>
            <text:p><text:span text:style-name="T1">Broken stick model</text:span></text:p>
          </draw:text-box>
        </draw:frame>
        <draw:frame draw:style-name="gr9" draw:text-style-name="P3" draw:layer="layout" svg:width="2.039cm" svg:height="0.878cm" svg:x="16.601cm" svg:y="4.801cm">
          <draw:text-box>
            <text:p><text:span text:style-name="T1">bursts</text:span></text:p>
          </draw:text-box>
        </draw:frame>
        <draw:frame draw:style-name="gr9" draw:text-style-name="P3" draw:layer="layout" svg:width="4.803cm" svg:height="0.878cm" svg:x="7.102cm" svg:y="10.501cm">
          <draw:text-box>
            <text:p><text:span text:style-name="T1">Fit models to ltraj</text:span></text:p>
          </draw:text-box>
        </draw:frame>
        <draw:frame draw:style-name="gr9" draw:text-style-name="P3" draw:layer="layout" svg:width="1.696cm" svg:height="0.878cm" svg:x="16.502cm" svg:y="9.701cm">
          <draw:text-box>
            <text:p><text:span text:style-name="T1">plo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19T14:18:02.263323407</dc:date>
    <meta:editing-duration>PT1H2M40S</meta:editing-duration>
    <meta:editing-cycles>6</meta:editing-cycles>
    <meta:generator>LibreOffice/4.2.7.2$Linux_X86_64 LibreOffice_project/420$Build-2</meta:generator>
    <meta:document-statistic meta:object-count="70"/>
  </office:meta>
</office:document-meta>
</file>